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e27" officeooo:paragraph-rsid="00196fa7"/>
    </style:style>
    <style:style style:name="P2" style:family="paragraph" style:parent-style-name="Standard">
      <style:text-properties officeooo:rsid="000b9138" officeooo:paragraph-rsid="00196fa7"/>
    </style:style>
    <style:style style:name="P3" style:family="paragraph" style:parent-style-name="Standard">
      <style:text-properties officeooo:rsid="001b2453" officeooo:paragraph-rsid="001b2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ualizzazione asincrona degli errori</text:p>
      <text:p text:style-name="P1">vedere user map per elenco</text:p>
      <text:p text:style-name="P1">vedere axios, async, fetch</text:p>
      <text:p text:style-name="P1"/>
      <text:p text:style-name="P2">cerca axios npm</text:p>
      <text:p text:style-name="P1"/>
      <text:p text:style-name="P1"/>
      <text:p text:style-name="P1"/>
      <text:p text:style-name="P3">INDICAZIONI</text:p>
      <text:p text:style-name="P3">applicazione che consenta di andare a vedere le chiamate rest</text:p>
      <text:p text:style-name="P3">menu, post</text:p>
      <text:p text:style-name="P3"/>
      <text:p text:style-name="P3">usa axi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3:29:49.488110142</meta:creation-date>
    <dc:date>2025-01-08T13:32:11.575808661</dc:date>
    <meta:editing-duration>PT2M2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31" meta:character-count="196" meta:non-whitespace-character-count="173"/>
  </office:meta>
</office:document-meta>
</file>